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418cm"/>
    </style:style>
    <style:style style:name="co5" style:family="table-column">
      <style:table-column-properties fo:break-before="auto" style:column-width="1.266cm"/>
    </style:style>
    <style:style style:name="co6" style:family="table-column">
      <style:table-column-properties fo:break-before="auto" style:column-width="2.399cm"/>
    </style:style>
    <style:style style:name="co7" style:family="table-column">
      <style:table-column-properties fo:break-before="auto" style:column-width="1.46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office:forms form:automatic-focus="false" form:apply-design-mode="false"/>
        <table:shapes>
          <draw:frame draw:z-index="0" draw:style-name="gr1" draw:text-style-name="P1" svg:width="13.348cm" svg:height="6.391cm" svg:x="16.186cm" svg:y="0.521cm">
            <draw:object draw:notify-on-update-of-ranges="datos.C2:datos.C61 datos.C1:datos.C1 datos.H2:datos.H61 datos.C2:datos.C61 datos.J2:datos.J61 datos.C2:datos.C61 datos.I2:datos.I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145cm" svg:height="6.357cm" svg:x="30.481cm" svg:y="0.486cm">
            <draw:object draw:notify-on-update-of-ranges="datos.C62:datos.C121 datos.C1:datos.C1 datos.H62:datos.H121 datos.C62:datos.C121 datos.I62:datos.I121 datos.C62:datos.C121 datos.J62:datos.J1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263cm" svg:height="6.379cm" svg:x="16.236cm" svg:y="6.957cm">
            <draw:object draw:notify-on-update-of-ranges="datos.C122:datos.C181 datos.C1:datos.C1 datos.H122:datos.H181 datos.C122:datos.C181 datos.I122:datos.I181 datos.C122:datos.C181 datos.J122:datos.J1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3.193cm" svg:height="6.379cm" svg:x="30.46cm" svg:y="7.125cm">
            <draw:object draw:notify-on-update-of-ranges="datos.C182:datos.C241 datos.C1:datos.C1 datos.H182:datos.H241 datos.C182:datos.C241 datos.I182:datos.I241 datos.C182:datos.C241 datos.J182:datos.J24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2.694cm" svg:height="6.379cm" svg:x="24.019cm" svg:y="13.481cm">
            <draw:object draw:notify-on-update-of-ranges="datos.C242:datos.C301 datos.C1:datos.C1 datos.H242:datos.H301 datos.C242:datos.C301 datos.I242:datos.I301 datos.C242:datos.C301 datos.J242:datos.J3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6" table:default-cell-style-name="Default"/>
        <table:table-row table:style-name="ro1">
          <table:table-cell office:value-type="string" calcext:value-type="string">
            <text:p>Particulas</text:p>
          </table:table-cell>
          <table:table-cell office:value-type="string" calcext:value-type="string">
            <text:p>Inercia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Parada</text:p>
          </table:table-cell>
          <table:table-cell office:value-type="string" calcext:value-type="string">
            <text:p>Ajuste</text:p>
          </table:table-cell>
          <table:table-cell office:value-type="string" calcext:value-type="string">
            <text:p>Evaluaciones</text:p>
          </table:table-cell>
          <table:table-cell office:value-type="string" calcext:value-type="string">
            <text:p>Epocas</text:p>
          </table:table-cell>
          <table:table-cell office:value-type="string" calcext:value-type="string">
            <text:p>inferior</text:p>
          </table:table-cell>
          <table:table-cell office:value-type="string" calcext:value-type="string">
            <text:p>superior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89.0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557.0</text:p>
          </table:table-cell>
          <table:table-cell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62.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70.0</text:p>
          </table:table-cell>
          <table:table-cell office:value-type="float" office:value="42" calcext:value-type="float">
            <text:p>42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562.0</text:p>
          </table:table-cell>
          <table:table-cell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61.0</text:p>
          </table:table-cell>
          <table:table-cell office:value-type="float" office:value="39" calcext:value-type="float">
            <text:p>39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41.0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560.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717.0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78.0</text:p>
          </table:table-cell>
          <table:table-cell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1000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9494.0</text:p>
          </table:table-cell>
          <table:table-cell table:style-name="ce1" office:value-type="float" office:value="38" calcext:value-type="float">
            <text:p>38</text:p>
          </table:table-cell>
          <table:table-cell table:style-name="ce1"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94.0</text:p>
          </table:table-cell>
          <table:table-cell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031.0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60.0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666.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64.0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197.0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26.0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67.0</text:p>
          </table:table-cell>
          <table:table-cell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06.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54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1000.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2871.0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95.0</text:p>
          </table:table-cell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5.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122.0</text:p>
          </table:table-cell>
          <table:table-cell office:value-type="float" office:value="69" calcext:value-type="float">
            <text:p>69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759.0</text:p>
          </table:table-cell>
          <table:table-cell office:value-type="float" office:value="48" calcext:value-type="float">
            <text:p>48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407.0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546.0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02.0</text:p>
          </table:table-cell>
          <table:table-cell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49.0</text:p>
          </table:table-cell>
          <table:table-cell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246.0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1000.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2483.0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585.0</text:p>
          </table:table-cell>
          <table:table-cell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75.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HARMEAN([.H16:.H30])" office:value-type="float" office:value="31.2373568974184" calcext:value-type="float">
            <text:p>31,2373568974184</text:p>
          </table:table-cell>
          <table:table-cell table:number-columns-repeated="5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373.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26.0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571.0</text:p>
          </table:table-cell>
          <table:table-cell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09.0</text:p>
          </table:table-cell>
          <table:table-cell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27.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02.0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80.0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1000.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2553.0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406.0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566.0</text:p>
          </table:table-cell>
          <table:table-cell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584.0</text:p>
          </table:table-cell>
          <table:table-cell office:value-type="float" office:value="59" calcext:value-type="float">
            <text:p>59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131.0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402.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981.0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902.0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42.0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999.0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1000.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7806.0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173.0</text:p>
          </table:table-cell>
          <table:table-cell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30.0</text:p>
          </table:table-cell>
          <table:table-cell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322.0</text:p>
          </table:table-cell>
          <table:table-cell office:value-type="float" office:value="114" calcext:value-type="float">
            <text:p>114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510.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00.0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5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534.0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360.0</text:p>
          </table:table-cell>
          <table:table-cell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00.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7882.0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54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1000.0</text:p>
          </table:table-cell>
          <table:table-cell table:style-name="ce1" office:value-type="float" office:value="29.5" calcext:value-type="float">
            <text:p>29,5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44231.0</text:p>
          </table:table-cell>
          <table:table-cell table:style-name="ce1" office:value-type="float" office:value="177" calcext:value-type="float">
            <text:p>177</text:p>
          </table:table-cell>
          <table:table-cell table:style-name="ce1"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483.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64.0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89.0</text:p>
          </table:table-cell>
          <table:table-cell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65.0</text:p>
          </table:table-cell>
          <table:table-cell office:value-type="float" office:value="41" calcext:value-type="float">
            <text:p>41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452.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154.0</text:p>
          </table:table-cell>
          <table:table-cell office:value-type="float" office:value="37" calcext:value-type="float">
            <text:p>37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81.0</text:p>
          </table:table-cell>
          <table:table-cell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261.0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57.0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37.0</text:p>
          </table:table-cell>
          <table:table-cell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2000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8735.0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541.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81.0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639.0</text:p>
          </table:table-cell>
          <table:table-cell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414.0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279.0</text:p>
          </table:table-cell>
          <table:table-cell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213.0</text:p>
          </table:table-cell>
          <table:table-cell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062.0</text:p>
          </table:table-cell>
          <table:table-cell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21.0</text:p>
          </table:table-cell>
          <table:table-cell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51.0</text:p>
          </table:table-cell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2000.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0568.0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formula="of:=MIN([.H73:.H82])" office:value-type="float" office:value="43" calcext:value-type="float">
            <text:p>43</text:p>
          </table:table-cell>
          <table:table-cell table:style-name="ce1" table:number-columns-repeated="5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529.0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60.0</text:p>
          </table:table-cell>
          <table:table-cell office:value-type="float" office:value="46" calcext:value-type="float">
            <text:p>46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994.0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636.0</text:p>
          </table:table-cell>
          <table:table-cell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55.0</text:p>
          </table:table-cell>
          <table:table-cell office:value-type="float" office:value="41" calcext:value-type="float">
            <text:p>41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594.0</text:p>
          </table:table-cell>
          <table:table-cell office:value-type="float" office:value="63" calcext:value-type="float">
            <text:p>63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824.0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559.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091.0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2000.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9268.0</text:p>
          </table:table-cell>
          <table:table-cell table:style-name="ce1" office:value-type="float" office:value="38" calcext:value-type="float">
            <text:p>38</text:p>
          </table:table-cell>
          <table:table-cell table:style-name="ce1" table:formula="of:=MIN([.H83:.H92])" office:value-type="float" office:value="38" calcext:value-type="float">
            <text:p>38</text:p>
          </table:table-cell>
          <table:table-cell table:style-name="ce1" table:number-columns-repeated="5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867.0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791.0</text:p>
          </table:table-cell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678.0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01.0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530.0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632.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115.0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447.0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463.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55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2000.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3223.0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531.0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5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948.0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226.0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483.0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242.0</text:p>
          </table:table-cell>
          <table:table-cell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833.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012.0</text:p>
          </table:table-cell>
          <table:table-cell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779.0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924.0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2000.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9450.0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2512.0</text:p>
          </table:table-cell>
          <table:table-cell office:value-type="float" office:value="211" calcext:value-type="float">
            <text:p>211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971.0</text:p>
          </table:table-cell>
          <table:table-cell office:value-type="float" office:value="164" calcext:value-type="float">
            <text:p>164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855.0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5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909.0</text:p>
          </table:table-cell>
          <table:table-cell office:value-type="float" office:value="124" calcext:value-type="float">
            <text:p>124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753.0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307.0</text:p>
          </table:table-cell>
          <table:table-cell office:value-type="float" office:value="82" calcext:value-type="float">
            <text:p>82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694.0</text:p>
          </table:table-cell>
          <table:table-cell office:value-type="float" office:value="119" calcext:value-type="float">
            <text:p>119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000.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960.0</text:p>
          </table:table-cell>
          <table:table-cell office:value-type="float" office:value="384" calcext:value-type="float">
            <text:p>384</text:p>
          </table:table-cell>
          <table:table-cell table:number-columns-repeated="5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2000.0</text:p>
          </table:table-cell>
          <table:table-cell table:style-name="ce1" office:value-type="float" office:value="29.5" calcext:value-type="float">
            <text:p>29,5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96720.0</text:p>
          </table:table-cell>
          <table:table-cell table:style-name="ce1" office:value-type="float" office:value="387" calcext:value-type="float">
            <text:p>387</text:p>
          </table:table-cell>
          <table:table-cell table:style-name="ce1"/>
          <table:table-cell table:style-name="ce1" table:formula="of:=MAX([.H113:.H121])" office:value-type="float" office:value="387" calcext:value-type="float">
            <text:p>387</text:p>
          </table:table-cell>
          <table:table-cell table:style-name="ce1"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02.0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93.0</text:p>
          </table:table-cell>
          <table:table-cell office:value-type="float" office:value="34" calcext:value-type="float">
            <text:p>34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30.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5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359.0</text:p>
          </table:table-cell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055.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775.0</text:p>
          </table:table-cell>
          <table:table-cell office:value-type="float" office:value="56" calcext:value-type="float">
            <text:p>56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192.0</text:p>
          </table:table-cell>
          <table:table-cell office:value-type="float" office:value="49" calcext:value-type="float">
            <text:p>49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36.0</text:p>
          </table:table-cell>
          <table:table-cell office:value-type="float" office:value="43" calcext:value-type="float">
            <text:p>43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03.0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582.0</text:p>
          </table:table-cell>
          <table:table-cell office:value-type="float" office:value="31" calcext:value-type="float">
            <text:p>31</text:p>
          </table:table-cell>
          <table:table-cell table:number-columns-repeated="5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3000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2835.0</text:p>
          </table:table-cell>
          <table:table-cell table:style-name="ce1" office:value-type="float" office:value="92" calcext:value-type="float">
            <text:p>92</text:p>
          </table:table-cell>
          <table:table-cell table:style-name="ce1"/>
          <table:table-cell table:style-name="ce1" table:formula="of:=MAX([.H122:.H132])" office:value-type="float" office:value="92" calcext:value-type="float">
            <text:p>92</text:p>
          </table:table-cell>
          <table:table-cell table:style-name="ce1"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495.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234.0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042.0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243.0</text:p>
          </table:table-cell>
          <table:table-cell office:value-type="float" office:value="57" calcext:value-type="float">
            <text:p>57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825.0</text:p>
          </table:table-cell>
          <table:table-cell office:value-type="float" office:value="52" calcext:value-type="float">
            <text:p>52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087.0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5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85.0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550.0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937.0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3000.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3417.0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863.0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5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81.0</text:p>
          </table:table-cell>
          <table:table-cell office:value-type="float" office:value="55" calcext:value-type="float">
            <text:p>55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711.0</text:p>
          </table:table-cell>
          <table:table-cell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115.0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696.0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777.0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895.0</text:p>
          </table:table-cell>
          <table:table-cell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546.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658.0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55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3000.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4004.0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851.0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078.0</text:p>
          </table:table-cell>
          <table:table-cell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076.0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525.0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63.0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975.0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216.0</text:p>
          </table:table-cell>
          <table:table-cell office:value-type="float" office:value="89" calcext:value-type="float">
            <text:p>89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823.0</text:p>
          </table:table-cell>
          <table:table-cell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237.0</text:p>
          </table:table-cell>
          <table:table-cell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3000.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1269.0</text:p>
          </table:table-cell>
          <table:table-cell table:style-name="ce1" office:value-type="float" office:value="86" calcext:value-type="float">
            <text:p>86</text:p>
          </table:table-cell>
          <table:table-cell table:style-name="ce1"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23.0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5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149.0</text:p>
          </table:table-cell>
          <table:table-cell office:value-type="float" office:value="97" calcext:value-type="float">
            <text:p>97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42.0</text:p>
          </table:table-cell>
          <table:table-cell office:value-type="float" office:value="45" calcext:value-type="float">
            <text:p>45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138.0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938.0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9605.0</text:p>
          </table:table-cell>
          <table:table-cell office:value-type="float" office:value="159" calcext:value-type="float">
            <text:p>159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744.0</text:p>
          </table:table-cell>
          <table:table-cell office:value-type="float" office:value="95" calcext:value-type="float">
            <text:p>95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905.0</text:p>
          </table:table-cell>
          <table:table-cell office:value-type="float" office:value="136" calcext:value-type="float">
            <text:p>136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825.0</text:p>
          </table:table-cell>
          <table:table-cell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3000.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31598.0</text:p>
          </table:table-cell>
          <table:table-cell table:style-name="ce1" office:value-type="float" office:value="127" calcext:value-type="float">
            <text:p>127</text:p>
          </table:table-cell>
          <table:table-cell table:style-name="ce1"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120.0</text:p>
          </table:table-cell>
          <table:table-cell office:value-type="float" office:value="137" calcext:value-type="float">
            <text:p>137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81.0</text:p>
          </table:table-cell>
          <table:table-cell office:value-type="float" office:value="66" calcext:value-type="float">
            <text:p>66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8411.0</text:p>
          </table:table-cell>
          <table:table-cell office:value-type="float" office:value="154" calcext:value-type="float">
            <text:p>154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878.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5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4404.0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338" calcext:value-type="float">
            <text:p>338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745.0</text:p>
          </table:table-cell>
          <table:table-cell office:value-type="float" office:value="163" calcext:value-type="float">
            <text:p>163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7193.0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269" calcext:value-type="float">
            <text:p>269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000.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790.0</text:p>
          </table:table-cell>
          <table:table-cell office:value-type="float" office:value="176" calcext:value-type="float">
            <text:p>176</text:p>
          </table:table-cell>
          <table:table-cell table:number-columns-repeated="5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3000.0</text:p>
          </table:table-cell>
          <table:table-cell table:style-name="ce1" office:value-type="float" office:value="29.5" calcext:value-type="float">
            <text:p>29,5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44076.0</text:p>
          </table:table-cell>
          <table:table-cell table:style-name="ce1" table:formula="of:=AVERAGE([.H122:.H180])" office:value-type="float" office:value="88.6271186440678" calcext:value-type="float">
            <text:p>88,6271186440678</text:p>
          </table:table-cell>
          <table:table-cell table:style-name="ce1" table:formula="of:=[.H181]" office:value-type="float" office:value="88.6271186440678" calcext:value-type="float">
            <text:p>88,6271186440678</text:p>
          </table:table-cell>
          <table:table-cell table:style-name="ce1" table:formula="of:=[.H181]" office:value-type="float" office:value="88.6271186440678" calcext:value-type="float">
            <text:p>88,6271186440678</text:p>
          </table:table-cell>
          <table:table-cell table:style-name="ce1"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945.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H182]" office:value-type="float" office:value="64" calcext:value-type="float">
            <text:p>64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535.0</text:p>
          </table:table-cell>
          <table:table-cell office:value-type="float" office:value="47" calcext:value-type="float">
            <text:p>47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915.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5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44.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170.0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259.0</text:p>
          </table:table-cell>
          <table:table-cell office:value-type="float" office:value="58" calcext:value-type="float">
            <text:p>58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652.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17.0</text:p>
          </table:table-cell>
          <table:table-cell office:value-type="float" office:value="44" calcext:value-type="float">
            <text:p>44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525.0</text:p>
          </table:table-cell>
          <table:table-cell office:value-type="float" office:value="51" calcext:value-type="float">
            <text:p>51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810.0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4000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8050.0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535.0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049.0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53.0</text:p>
          </table:table-cell>
          <table:table-cell office:value-type="float" office:value="54" calcext:value-type="float">
            <text:p>54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704.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958.0</text:p>
          </table:table-cell>
          <table:table-cell office:value-type="float" office:value="64" calcext:value-type="float">
            <text:p>64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867.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514.0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701.0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017.0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4000.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3262.0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471.0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658.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606.0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130.0</text:p>
          </table:table-cell>
          <table:table-cell office:value-type="float" office:value="93" calcext:value-type="float">
            <text:p>93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861.0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438.0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241.0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873.0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52.0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55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4000.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4149.0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420.0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5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944.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6" calcext:value-type="float">
            <text:p>96</text:p>
          </table:table-cell>
          <table:table-cell table:formula="of:=HARMEAN([.H212:.H221])" office:value-type="float" office:value="84.7156748196921" calcext:value-type="float">
            <text:p>84,7156748196921</text:p>
          </table:table-cell>
          <table:table-cell table:number-columns-repeated="5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924.0</text:p>
          </table:table-cell>
          <table:table-cell office:value-type="float" office:value="84" calcext:value-type="float">
            <text:p>84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560.0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837.0</text:p>
          </table:table-cell>
          <table:table-cell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630.0</text:p>
          </table:table-cell>
          <table:table-cell office:value-type="float" office:value="79" calcext:value-type="float">
            <text:p>79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183.0</text:p>
          </table:table-cell>
          <table:table-cell office:value-type="float" office:value="81" calcext:value-type="float">
            <text:p>81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602.0</text:p>
          </table:table-cell>
          <table:table-cell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169.0</text:p>
          </table:table-cell>
          <table:table-cell office:value-type="float" office:value="77" calcext:value-type="float">
            <text:p>77</text:p>
          </table:table-cell>
          <table:table-cell table:number-columns-repeated="5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4000.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9012.0</text:p>
          </table:table-cell>
          <table:table-cell table:style-name="ce1" office:value-type="float" office:value="77" calcext:value-type="float">
            <text:p>77</text:p>
          </table:table-cell>
          <table:table-cell table:style-name="ce1"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003.0</text:p>
          </table:table-cell>
          <table:table-cell office:value-type="float" office:value="113" calcext:value-type="float">
            <text:p>113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902.0</text:p>
          </table:table-cell>
          <table:table-cell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215.0</text:p>
          </table:table-cell>
          <table:table-cell office:value-type="float" office:value="105" calcext:value-type="float">
            <text:p>105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884.0</text:p>
          </table:table-cell>
          <table:table-cell office:value-type="float" office:value="108" calcext:value-type="float">
            <text:p>108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037.0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[.H227]" office:value-type="float" office:value="113" calcext:value-type="float">
            <text:p>113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276.0</text:p>
          </table:table-cell>
          <table:table-cell office:value-type="float" office:value="102" calcext:value-type="float">
            <text:p>102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979.0</text:p>
          </table:table-cell>
          <table:table-cell office:value-type="float" office:value="88" calcext:value-type="float">
            <text:p>88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307.0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5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645.0</text:p>
          </table:table-cell>
          <table:table-cell office:value-type="float" office:value="91" calcext:value-type="float">
            <text:p>91</text:p>
          </table:table-cell>
          <table:table-cell table:number-columns-repeated="5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4000.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32811.0</text:p>
          </table:table-cell>
          <table:table-cell table:style-name="ce1" office:value-type="float" office:value="132" calcext:value-type="float">
            <text:p>132</text:p>
          </table:table-cell>
          <table:table-cell table:style-name="ce1"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904.0</text:p>
          </table:table-cell>
          <table:table-cell office:value-type="float" office:value="268" calcext:value-type="float">
            <text:p>268</text:p>
          </table:table-cell>
          <table:table-cell/>
          <table:table-cell table:formula="of:=[.H233]" office:value-type="float" office:value="268" calcext:value-type="float">
            <text:p>268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173.0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5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5377.0</text:p>
          </table:table-cell>
          <table:table-cell office:value-type="float" office:value="182" calcext:value-type="float">
            <text:p>182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684.0</text:p>
          </table:table-cell>
          <table:table-cell office:value-type="float" office:value="127" calcext:value-type="float">
            <text:p>127</text:p>
          </table:table-cell>
          <table:table-cell table:formula="of:=[.H236]" office:value-type="float" office:value="127" calcext:value-type="float">
            <text:p>127</text:p>
          </table:table-cell>
          <table:table-cell table:number-columns-repeated="5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396.0</text:p>
          </table:table-cell>
          <table:table-cell office:value-type="float" office:value="226" calcext:value-type="float">
            <text:p>226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1392.0</text:p>
          </table:table-cell>
          <table:table-cell office:value-type="float" office:value="246" calcext:value-type="float">
            <text:p>246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6642.0</text:p>
          </table:table-cell>
          <table:table-cell office:value-type="float" office:value="307" calcext:value-type="float">
            <text:p>307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4000.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2889.0</text:p>
          </table:table-cell>
          <table:table-cell office:value-type="float" office:value="332" calcext:value-type="float">
            <text:p>332</text:p>
          </table:table-cell>
          <table:table-cell/>
          <table:table-cell table:formula="of:=[.H240]" office:value-type="float" office:value="332" calcext:value-type="float">
            <text:p>332</text:p>
          </table:table-cell>
          <table:table-cell table:number-columns-repeated="54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4000.0</text:p>
          </table:table-cell>
          <table:table-cell table:style-name="ce1" office:value-type="float" office:value="29.5" calcext:value-type="float">
            <text:p>29,5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88718.0</text:p>
          </table:table-cell>
          <table:table-cell table:style-name="ce1" office:value-type="float" office:value="355" calcext:value-type="float">
            <text:p>355</text:p>
          </table:table-cell>
          <table:table-cell table:style-name="ce1" table:formula="of:=[.H241]" office:value-type="float" office:value="355" calcext:value-type="float">
            <text:p>355</text:p>
          </table:table-cell>
          <table:table-cell table:style-name="ce1" table:formula="of:=MAX([.H233:.H241])" office:value-type="float" office:value="355" calcext:value-type="float">
            <text:p>355</text:p>
          </table:table-cell>
          <table:table-cell table:style-name="ce1"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926.0</text:p>
          </table:table-cell>
          <table:table-cell office:value-type="float" office:value="84" calcext:value-type="float">
            <text:p>84</text:p>
          </table:table-cell>
          <table:table-cell table:formula="of:=[.H242]" office:value-type="float" office:value="84" calcext:value-type="float">
            <text:p>84</text:p>
          </table:table-cell>
          <table:table-cell table:formula="of:=[.I242]" office:value-type="float" office:value="84" calcext:value-type="float">
            <text:p>84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785.0</text:p>
          </table:table-cell>
          <table:table-cell office:value-type="float" office:value="52" calcext:value-type="float">
            <text:p>52</text:p>
          </table:table-cell>
          <table:table-cell table:formula="of:=[.H243]" office:value-type="float" office:value="52" calcext:value-type="float">
            <text:p>52</text:p>
          </table:table-cell>
          <table:table-cell table:number-columns-repeated="5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16.0</text:p>
          </table:table-cell>
          <table:table-cell office:value-type="float" office:value="61" calcext:value-type="float">
            <text:p>61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476.0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879.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811.0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816.0</text:p>
          </table:table-cell>
          <table:table-cell office:value-type="float" office:value="72" calcext:value-type="float">
            <text:p>72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03.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5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59.0</text:p>
          </table:table-cell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347.0</text:p>
          </table:table-cell>
          <table:table-cell office:value-type="float" office:value="62" calcext:value-type="float">
            <text:p>62</text:p>
          </table:table-cell>
          <table:table-cell table:number-columns-repeated="5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5000.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2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2994.0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997.0</text:p>
          </table:table-cell>
          <table:table-cell office:value-type="float" office:value="68" calcext:value-type="float">
            <text:p>68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615.0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242.0</text:p>
          </table:table-cell>
          <table:table-cell office:value-type="float" office:value="65" calcext:value-type="float">
            <text:p>65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551.0</text:p>
          </table:table-cell>
          <table:table-cell office:value-type="float" office:value="67" calcext:value-type="float">
            <text:p>67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802.0</text:p>
          </table:table-cell>
          <table:table-cell office:value-type="float" office:value="76" calcext:value-type="float">
            <text:p>76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065.0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5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183.0</text:p>
          </table:table-cell>
          <table:table-cell office:value-type="float" office:value="85" calcext:value-type="float">
            <text:p>85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570.0</text:p>
          </table:table-cell>
          <table:table-cell office:value-type="float" office:value="75" calcext:value-type="float">
            <text:p>75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9.5" calcext:value-type="float">
            <text:p>9,5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519.0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5000.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2712.0</text:p>
          </table:table-cell>
          <table:table-cell table:style-name="ce1" office:value-type="float" office:value="91" calcext:value-type="float">
            <text:p>91</text:p>
          </table:table-cell>
          <table:table-cell table:style-name="ce1"/>
          <table:table-cell table:style-name="ce1" table:formula="of:=MAX([.H253:.H262])" office:value-type="float" office:value="91" calcext:value-type="float">
            <text:p>91</text:p>
          </table:table-cell>
          <table:table-cell table:style-name="ce1"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799.0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466.0</text:p>
          </table:table-cell>
          <table:table-cell office:value-type="float" office:value="74" calcext:value-type="float">
            <text:p>74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583.0</text:p>
          </table:table-cell>
          <table:table-cell office:value-type="float" office:value="71" calcext:value-type="float">
            <text:p>71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739.0</text:p>
          </table:table-cell>
          <table:table-cell office:value-type="float" office:value="87" calcext:value-type="float">
            <text:p>87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615.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750.0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5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851.0</text:p>
          </table:table-cell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142.0</text:p>
          </table:table-cell>
          <table:table-cell office:value-type="float" office:value="73" calcext:value-type="float">
            <text:p>73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965.0</text:p>
          </table:table-cell>
          <table:table-cell office:value-type="float" office:value="92" calcext:value-type="float">
            <text:p>92</text:p>
          </table:table-cell>
          <table:table-cell table:number-columns-repeated="5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5000.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1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19110.0</text:p>
          </table:table-cell>
          <table:table-cell table:style-name="ce1" office:value-type="float" office:value="77" calcext:value-type="float">
            <text:p>77</text:p>
          </table:table-cell>
          <table:table-cell table:style-name="ce1"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80.0</text:p>
          </table:table-cell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10.0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table:formula="of:=HARMEAN([.H248:.H258])" office:value-type="float" office:value="62.556451080747" calcext:value-type="float">
            <text:p>62,556451080747</text:p>
          </table:table-cell>
          <table:table-cell table:number-columns-repeated="5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300.0</text:p>
          </table:table-cell>
          <table:table-cell office:value-type="float" office:value="94" calcext:value-type="float">
            <text:p>94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507.0</text:p>
          </table:table-cell>
          <table:table-cell office:value-type="float" office:value="99" calcext:value-type="float">
            <text:p>99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917.0</text:p>
          </table:table-cell>
          <table:table-cell office:value-type="float" office:value="96" calcext:value-type="float">
            <text:p>96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864.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18.5" calcext:value-type="float">
            <text:p>18,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206.0</text:p>
          </table:table-cell>
          <table:table-cell office:value-type="float" office:value="53" calcext:value-type="float">
            <text:p>53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677.0</text:p>
          </table:table-cell>
          <table:table-cell office:value-type="float" office:value="111" calcext:value-type="float">
            <text:p>111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19.5" calcext:value-type="float">
            <text:p>19,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4454.0</text:p>
          </table:table-cell>
          <table:table-cell office:value-type="float" office:value="98" calcext:value-type="float">
            <text:p>98</text:p>
          </table:table-cell>
          <table:table-cell table:number-columns-repeated="5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5000.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10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1000.0</text:p>
          </table:table-cell>
          <table:table-cell table:style-name="ce1" office:value-type="float" office:value="84" calcext:value-type="float">
            <text:p>84</text:p>
          </table:table-cell>
          <table:table-cell table:style-name="ce1"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754.0</text:p>
          </table:table-cell>
          <table:table-cell office:value-type="float" office:value="152" calcext:value-type="float">
            <text:p>152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47.0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5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21.5" calcext:value-type="float">
            <text:p>21,5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544.0</text:p>
          </table:table-cell>
          <table:table-cell office:value-type="float" office:value="83" calcext:value-type="float">
            <text:p>83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881.0</text:p>
          </table:table-cell>
          <table:table-cell office:value-type="float" office:value="180" calcext:value-type="float">
            <text:p>180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22.5" calcext:value-type="float">
            <text:p>22,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434.0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861.0</text:p>
          </table:table-cell>
          <table:table-cell office:value-type="float" office:value="116" calcext:value-type="float">
            <text:p>116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559.0</text:p>
          </table:table-cell>
          <table:table-cell office:value-type="float" office:value="131" calcext:value-type="float">
            <text:p>131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118.0</text:p>
          </table:table-cell>
          <table:table-cell office:value-type="float" office:value="117" calcext:value-type="float">
            <text:p>117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853.0</text:p>
          </table:table-cell>
          <table:table-cell office:value-type="float" office:value="72" calcext:value-type="float">
            <text:p>72</text:p>
          </table:table-cell>
          <table:table-cell table:formula="of:=[.H291]" office:value-type="float" office:value="72" calcext:value-type="float">
            <text:p>72</text:p>
          </table:table-cell>
          <table:table-cell table:number-columns-repeated="55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5000.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5.0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26905.0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25.5" calcext:value-type="float">
            <text:p>25,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472.0</text:p>
          </table:table-cell>
          <table:table-cell office:value-type="float" office:value="142" calcext:value-type="float">
            <text:p>142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129.0</text:p>
          </table:table-cell>
          <table:table-cell office:value-type="float" office:value="133" calcext:value-type="float">
            <text:p>133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26.5" calcext:value-type="float">
            <text:p>26,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384.0</text:p>
          </table:table-cell>
          <table:table-cell office:value-type="float" office:value="118" calcext:value-type="float">
            <text:p>118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8927.0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5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27.5" calcext:value-type="float">
            <text:p>27,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4554.0</text:p>
          </table:table-cell>
          <table:table-cell office:value-type="float" office:value="179" calcext:value-type="float">
            <text:p>179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388.0</text:p>
          </table:table-cell>
          <table:table-cell office:value-type="float" office:value="146" calcext:value-type="float">
            <text:p>146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28.5" calcext:value-type="float">
            <text:p>28,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584.0</text:p>
          </table:table-cell>
          <table:table-cell office:value-type="float" office:value="127" calcext:value-type="float">
            <text:p>127</text:p>
          </table:table-cell>
          <table:table-cell table:number-columns-repeated="5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5000.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259.0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[.H300]" office:value-type="float" office:value="234" calcext:value-type="float">
            <text:p>234</text:p>
          </table:table-cell>
          <table:table-cell table:number-columns-repeated="54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5000.0</text:p>
          </table:table-cell>
          <table:table-cell table:style-name="ce1" office:value-type="float" office:value="29.5" calcext:value-type="float">
            <text:p>29,5</text:p>
          </table:table-cell>
          <table:table-cell table:style-name="ce1" office:value-type="string" calcext:value-type="string">
            <text:p>0.5</text:p>
          </table:table-cell>
          <table:table-cell table:style-name="ce1" office:value-type="string" calcext:value-type="string">
            <text:p>1.0E-4</text:p>
          </table:table-cell>
          <table:table-cell table:style-name="ce1" office:value-type="string" calcext:value-type="string">
            <text:p>0.0</text:p>
          </table:table-cell>
          <table:table-cell table:style-name="ce1" office:value-type="string" calcext:value-type="string">
            <text:p>3426.0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MIN([.H293:.H301])" office:value-type="float" office:value="14" calcext:value-type="float">
            <text:p>14</text:p>
          </table:table-cell>
          <table:table-cell table:style-name="ce1" table:number-columns-repeated="5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600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181.0</text:p>
          </table:table-cell>
          <table:table-cell office:value-type="float" office:value="53" calcext:value-type="float">
            <text:p>53</text:p>
          </table:table-cell>
          <table:table-cell table:number-columns-repeated="56"/>
        </table:table-row>
      </table:table>
      <table:named-expressions/>
      <table:database-ranges>
        <table:database-range table:name="__Anonymous_Sheet_DB__0" table:target-range-address="datos.A1:datos.H30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0">00-00-0000</text:date>, <text:time style:data-style-name="N2" text:time-value="13:23:32.96703437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8-20T13:56:30.804006538</dc:date>
    <meta:editing-duration>PT2H24M7S</meta:editing-duration>
    <meta:editing-cycles>8</meta:editing-cycles>
    <meta:document-statistic meta:table-count="1" meta:cell-count="2503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9pt" style:font-size-asian="13pt" style:font-size-complex="13pt"/>
    </style:style>
    <style:style style:name="ch3" style:family="chart">
      <style:chart-properties style:rotation-angle="0"/>
      <style:text-properties fo:font-size="6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7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3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7" style:family="chart">
      <style:chart-properties chart:auto-position="true" style:rotation-angle="0"/>
      <style:text-properties fo:font-size="7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9" style:family="chart">
      <style:chart-properties chart:auto-position="true" style:rotation-angle="90"/>
      <style:text-properties fo:font-size="7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349cm" svg:height="6.392cm" xlink:href=".." xlink:type="simple" chart:class="chart:scatter" chart:style-name="ch1">
        <chart:title svg:x="5.634cm" svg:y="0.003cm" chart:style-name="ch2">
          <text:p>Evaluaciones</text:p>
        </chart:title>
        <chart:subtitle svg:x="5.982cm" svg:y="0.563cm" chart:style-name="ch3">
          <text:p>Pesos 1000</text:p>
        </chart:subtitle>
        <chart:legend chart:legend-position="end" svg:x="10.821cm" svg:y="2.961cm" style:legend-expansion="custom" chartooo:width="2.404cm" chartooo:height="2.118cm" style:legend-expansion-aspect-ratio="1.13503305004721" chart:style-name="ch4"/>
        <chart:plot-area chart:style-name="ch5" table:cell-range-address="datos.C1:datos.C61 datos.H2:datos.J61" chart:data-source-has-labels="row" svg:x="0.692cm" svg:y="0.803cm" svg:width="9.689cm" svg:height="4.884cm">
          <chartooo:coordinate-region svg:x="1.34cm" svg:y="0.936cm" svg:width="9.041cm" svg:height="4.236cm"/>
          <chart:axis chart:dimension="x" chart:name="primary-x" chart:style-name="ch6">
            <chart:title svg:x="4.605cm" svg:y="5.815cm" chart:style-name="ch7">
              <text:p>Aprendizajes C1</text:p>
            </chart:title>
          </chart:axis>
          <chart:axis chart:dimension="y" chart:name="primary-y" chart:style-name="ch8">
            <chart:title svg:x="0.013cm" svg:y="3.699cm" chart:style-name="ch9">
              <text:p>Epocas</text:p>
            </chart:title>
            <chart:grid chart:style-name="ch10" chart:class="major"/>
          </chart:axis>
          <chart:series chart:style-name="ch11" chart:values-cell-range-address="datos.H2:datos.H61" chart:label-cell-address="datos.C1:datos.C1" chart:class="chart:scatter">
            <chart:domain table:cell-range-address="datos.C2:datos.C61"/>
            <chart:data-point chart:repeated="60"/>
          </chart:series>
          <chart:series chart:style-name="ch12" chart:values-cell-range-address="datos.J2:datos.J61" loext:label-string="superior" chart:class="chart:scatter">
            <chart:data-point chart:repeated="60"/>
          </chart:series>
          <chart:series chart:style-name="ch13" chart:values-cell-range-address="datos.I2:datos.I61" loext:label-string="inferior" chart:class="chart:scatter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1</text:p>
                <draw:g>
                  <svg:desc>datos.C1:datos.C1</svg:desc>
                </draw:g>
              </table:table-cell>
              <table:table-cell office:value-type="string">
                <text:p>superior</text:p>
              </table:table-cell>
              <table:table-cell office:value-type="string">
                <text:p>inferi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.C2:datos.C61</svg:desc>
                </draw:g>
              </table:table-cell>
              <table:table-cell office:value-type="float" office:value="36">
                <text:p>36</text:p>
                <draw:g>
                  <svg:desc>datos.H2:datos.H61</svg:desc>
                </draw:g>
              </table:table-cell>
              <table:table-cell office:value-type="float" office:value="36">
                <text:p>36</text:p>
                <draw:g>
                  <svg:desc>datos.J2:datos.J61</svg:desc>
                </draw:g>
              </table:table-cell>
              <table:table-cell office:value-type="float" office:value="36">
                <text:p>36</text:p>
                <draw:g>
                  <svg:desc>datos.I2:datos.I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">
                <text:p>26.5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">
                <text:p>27.5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">
                <text:p>28.5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9pt" style:font-size-asian="13pt" style:font-size-complex="13pt"/>
    </style:style>
    <style:style style:name="ch3" style:family="chart">
      <style:chart-properties style:rotation-angle="0"/>
      <style:text-properties fo:font-size="6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7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3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7" style:family="chart">
      <style:chart-properties chart:auto-position="true" style:rotation-angle="0"/>
      <style:text-properties fo:font-size="7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9" style:family="chart">
      <style:chart-properties chart:auto-position="true" style:rotation-angle="90"/>
      <style:text-properties fo:font-size="7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146cm" svg:height="6.358cm" xlink:href=".." xlink:type="simple" chart:class="chart:scatter" chart:style-name="ch1">
        <chart:title svg:x="5.551cm" svg:y="0.004cm" chart:style-name="ch2">
          <text:p>Evaluaciones</text:p>
        </chart:title>
        <chart:subtitle svg:x="5.894cm" svg:y="0.56cm" chart:style-name="ch3">
          <text:p>Pesos 2000</text:p>
        </chart:subtitle>
        <chart:legend chart:legend-position="end" svg:x="10.978cm" svg:y="2.945cm" style:legend-expansion="custom" chartooo:width="2.046cm" chartooo:height="1.685cm" style:legend-expansion-aspect-ratio="1.21424332344214" chart:style-name="ch4"/>
        <chart:plot-area chart:style-name="ch5" table:cell-range-address="datos.C62:datos.C121 datos.C1:datos.C1 datos.H62:datos.J121" chart:data-source-has-labels="row" svg:x="0.673cm" svg:y="0.796cm" svg:width="10.128cm" svg:height="4.863cm">
          <chartooo:coordinate-region svg:x="1.321cm" svg:y="0.929cm" svg:width="9.48cm" svg:height="4.215cm"/>
          <chart:axis chart:dimension="x" chart:name="primary-x" chart:style-name="ch6">
            <chart:title svg:x="4.806cm" svg:y="5.787cm" chart:style-name="ch7">
              <text:p>Aprendizajes C1</text:p>
            </chart:title>
          </chart:axis>
          <chart:axis chart:dimension="y" chart:name="primary-y" chart:style-name="ch8">
            <chart:title svg:x="0.001cm" svg:y="3.681cm" chart:style-name="ch9">
              <text:p>Epocas</text:p>
            </chart:title>
            <chart:grid chart:style-name="ch10" chart:class="major"/>
          </chart:axis>
          <chart:series chart:style-name="ch11" chart:values-cell-range-address="datos.H62:datos.H121" chart:label-cell-address="datos.C1:datos.C1" chart:class="chart:scatter">
            <chart:domain table:cell-range-address="datos.C62:datos.C121"/>
            <chart:data-point chart:repeated="60"/>
          </chart:series>
          <chart:series chart:style-name="ch12" chart:values-cell-range-address="datos.I62:datos.I121" loext:label-string="inferior" chart:class="chart:scatter">
            <chart:data-point chart:repeated="60"/>
          </chart:series>
          <chart:series chart:style-name="ch13" chart:values-cell-range-address="datos.J62:datos.J121" loext:label-string="superior" chart:class="chart:scatter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1</text:p>
                <draw:g>
                  <svg:desc>datos.C1:datos.C1</svg:desc>
                </draw:g>
              </table:table-cell>
              <table:table-cell office:value-type="string">
                <text:p>inferior</text:p>
              </table:table-cell>
              <table:table-cell office:value-type="string">
                <text:p>superi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.C62:datos.C121</svg:desc>
                </draw:g>
              </table:table-cell>
              <table:table-cell office:value-type="float" office:value="42">
                <text:p>42</text:p>
                <draw:g>
                  <svg:desc>datos.H62:datos.H121</svg:desc>
                </draw:g>
              </table:table-cell>
              <table:table-cell office:value-type="float" office:value="NaN">
                <text:p>NaN</text:p>
                <draw:g>
                  <svg:desc>datos.I62:datos.I121</svg:desc>
                </draw:g>
              </table:table-cell>
              <table:table-cell office:value-type="float" office:value="42">
                <text:p>42</text:p>
                <draw:g>
                  <svg:desc>datos.J62:datos.J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">
                <text:p>26.5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">
                <text:p>27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">
                <text:p>28.5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384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387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387">
                <text:p>3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9pt" style:font-size-asian="13pt" style:font-size-complex="13pt"/>
    </style:style>
    <style:style style:name="ch3" style:family="chart">
      <style:chart-properties style:rotation-angle="0"/>
      <style:text-properties fo:font-size="6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7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3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7" style:family="chart">
      <style:chart-properties chart:auto-position="true" style:rotation-angle="0"/>
      <style:text-properties fo:font-size="7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9" style:family="chart">
      <style:chart-properties chart:auto-position="true" style:rotation-angle="90"/>
      <style:text-properties fo:font-size="7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264cm" svg:height="6.38cm" xlink:href=".." xlink:type="simple" chart:class="chart:scatter" chart:style-name="ch1">
        <chart:title svg:x="5.603cm" svg:y="0.007cm" chart:style-name="ch2">
          <text:p>Evaluaciones</text:p>
        </chart:title>
        <chart:subtitle svg:x="5.949cm" svg:y="0.562cm" chart:style-name="ch3">
          <text:p>Pesos 3000</text:p>
        </chart:subtitle>
        <chart:legend chart:legend-position="end" svg:x="10.873cm" svg:y="2.955cm" style:legend-expansion="custom" chartooo:width="2.267cm" chartooo:height="1.321cm" style:legend-expansion-aspect-ratio="1.71612414837245" chart:style-name="ch4"/>
        <chart:plot-area chart:style-name="ch5" table:cell-range-address="datos.C122:datos.C181 datos.C1:datos.C1 datos.H122:datos.J181" chart:data-source-has-labels="row" svg:x="0.684cm" svg:y="0.801cm" svg:width="9.851cm" svg:height="4.877cm">
          <chartooo:coordinate-region svg:x="1.332cm" svg:y="0.934cm" svg:width="9.203cm" svg:height="4.229cm"/>
          <chart:axis chart:dimension="x" chart:name="primary-x" chart:style-name="ch6">
            <chart:title svg:x="4.678cm" svg:y="5.806cm" chart:style-name="ch7">
              <text:p>Aprendizajes C1</text:p>
            </chart:title>
          </chart:axis>
          <chart:axis chart:dimension="y" chart:name="primary-y" chart:style-name="ch8">
            <chart:title svg:x="0.006cm" svg:y="3.693cm" chart:style-name="ch9">
              <text:p>Epocas</text:p>
            </chart:title>
            <chart:grid chart:style-name="ch10" chart:class="major"/>
          </chart:axis>
          <chart:series chart:style-name="ch11" chart:values-cell-range-address="datos.H122:datos.H181" chart:label-cell-address="datos.C1:datos.C1" chart:class="chart:scatter">
            <chart:domain table:cell-range-address="datos.C122:datos.C181"/>
            <chart:data-point chart:repeated="60"/>
          </chart:series>
          <chart:series chart:style-name="ch12" chart:values-cell-range-address="datos.I122:datos.I181" loext:label-string="inferior" chart:class="chart:scatter">
            <chart:data-point chart:repeated="60"/>
          </chart:series>
          <chart:series chart:style-name="ch13" chart:values-cell-range-address="datos.J122:datos.J181" loext:label-string="superior" chart:class="chart:scatter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1</text:p>
                <draw:g>
                  <svg:desc>datos.C1:datos.C1</svg:desc>
                </draw:g>
              </table:table-cell>
              <table:table-cell office:value-type="string">
                <text:p>inferior</text:p>
              </table:table-cell>
              <table:table-cell office:value-type="string">
                <text:p>superi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.C122:datos.C181</svg:desc>
                </draw:g>
              </table:table-cell>
              <table:table-cell office:value-type="float" office:value="45">
                <text:p>45</text:p>
                <draw:g>
                  <svg:desc>datos.H122:datos.H181</svg:desc>
                </draw:g>
              </table:table-cell>
              <table:table-cell office:value-type="float" office:value="45">
                <text:p>45</text:p>
                <draw:g>
                  <svg:desc>datos.I122:datos.I181</svg:desc>
                </draw:g>
              </table:table-cell>
              <table:table-cell office:value-type="float" office:value="45">
                <text:p>45</text:p>
                <draw:g>
                  <svg:desc>datos.J122:datos.J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">
                <text:p>26.5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">
                <text:p>27.5</text:p>
              </table:table-cell>
              <table:table-cell office:value-type="float" office:value="338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">
                <text:p>28.5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88.6271186440678">
                <text:p>88.6271186440678</text:p>
              </table:table-cell>
              <table:table-cell office:value-type="float" office:value="88.6271186440678">
                <text:p>88.6271186440678</text:p>
              </table:table-cell>
              <table:table-cell office:value-type="float" office:value="88.6271186440678">
                <text:p>88.62711864406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9pt" style:font-size-asian="13pt" style:font-size-complex="13pt"/>
    </style:style>
    <style:style style:name="ch3" style:family="chart">
      <style:chart-properties style:rotation-angle="0"/>
      <style:text-properties fo:font-size="6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7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3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7" style:family="chart">
      <style:chart-properties chart:auto-position="true" style:rotation-angle="0"/>
      <style:text-properties fo:font-size="7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9" style:family="chart">
      <style:chart-properties chart:auto-position="true" style:rotation-angle="90"/>
      <style:text-properties fo:font-size="7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194cm" svg:height="6.38cm" xlink:href=".." xlink:type="simple" chart:class="chart:scatter" chart:style-name="ch1">
        <chart:title svg:x="5.575cm" svg:y="0.009cm" chart:style-name="ch2">
          <text:p>Evaluaciones</text:p>
        </chart:title>
        <chart:subtitle svg:x="5.919cm" svg:y="0.562cm" chart:style-name="ch3">
          <text:p>Pesos 4000</text:p>
        </chart:subtitle>
        <chart:legend chart:legend-position="end" svg:x="10.737cm" svg:y="2.955cm" style:legend-expansion="custom" chartooo:width="2.333cm" chartooo:height="1.321cm" style:legend-expansion-aspect-ratio="1.76608629825889" chart:style-name="ch4"/>
        <chart:plot-area chart:style-name="ch5" table:cell-range-address="datos.C182:datos.C241 datos.C1:datos.C1 datos.H182:datos.J241" chart:data-source-has-labels="row" svg:x="0.677cm" svg:y="0.801cm" svg:width="9.587cm" svg:height="4.877cm">
          <chartooo:coordinate-region svg:x="1.325cm" svg:y="0.934cm" svg:width="8.939cm" svg:height="4.229cm"/>
          <chart:axis chart:dimension="x" chart:name="primary-x" chart:style-name="ch6">
            <chart:title svg:x="4.539cm" svg:y="5.806cm" chart:style-name="ch7">
              <text:p>Aprendizajes C1</text:p>
            </chart:title>
          </chart:axis>
          <chart:axis chart:dimension="y" chart:name="primary-y" chart:style-name="ch8">
            <chart:title svg:x="0.001cm" svg:y="3.693cm" chart:style-name="ch9">
              <text:p>Epocas</text:p>
            </chart:title>
            <chart:grid chart:style-name="ch10" chart:class="major"/>
          </chart:axis>
          <chart:series chart:style-name="ch11" chart:values-cell-range-address="datos.H182:datos.H241" chart:label-cell-address="datos.C1:datos.C1" chart:class="chart:scatter">
            <chart:domain table:cell-range-address="datos.C182:datos.C241"/>
            <chart:data-point chart:repeated="60"/>
          </chart:series>
          <chart:series chart:style-name="ch12" chart:values-cell-range-address="datos.I182:datos.I241" loext:label-string="inferior" chart:class="chart:scatter">
            <chart:data-point chart:repeated="60"/>
          </chart:series>
          <chart:series chart:style-name="ch13" chart:values-cell-range-address="datos.J182:datos.J241" loext:label-string="superior" chart:class="chart:scatter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1</text:p>
                <draw:g>
                  <svg:desc>datos.C1:datos.C1</svg:desc>
                </draw:g>
              </table:table-cell>
              <table:table-cell office:value-type="string">
                <text:p>inferior</text:p>
              </table:table-cell>
              <table:table-cell office:value-type="string">
                <text:p>superi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.C182:datos.C241</svg:desc>
                </draw:g>
              </table:table-cell>
              <table:table-cell office:value-type="float" office:value="64">
                <text:p>64</text:p>
                <draw:g>
                  <svg:desc>datos.H182:datos.H241</svg:desc>
                </draw:g>
              </table:table-cell>
              <table:table-cell office:value-type="float" office:value="NaN">
                <text:p>NaN</text:p>
                <draw:g>
                  <svg:desc>datos.I182:datos.I241</svg:desc>
                </draw:g>
              </table:table-cell>
              <table:table-cell office:value-type="float" office:value="64">
                <text:p>64</text:p>
                <draw:g>
                  <svg:desc>datos.J182:datos.J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">
                <text:p>26.5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">
                <text:p>27.5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">
                <text:p>28.5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332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355">
                <text:p>3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9pt" style:font-size-asian="13pt" style:font-size-complex="13pt"/>
    </style:style>
    <style:style style:name="ch3" style:family="chart">
      <style:chart-properties style:rotation-angle="0"/>
      <style:text-properties fo:font-size="6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7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3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7" style:family="chart">
      <style:chart-properties chart:auto-position="true" style:rotation-angle="0"/>
      <style:text-properties fo:font-size="7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7pt" style:font-size-asian="10pt" style:font-size-complex="10pt"/>
    </style:style>
    <style:style style:name="ch9" style:family="chart">
      <style:chart-properties chart:auto-position="true" style:rotation-angle="90"/>
      <style:text-properties fo:font-size="7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695cm" svg:height="6.38cm" xlink:href=".." xlink:type="simple" chart:class="chart:scatter" chart:style-name="ch1">
        <chart:title svg:x="5.367cm" svg:y="0.011cm" chart:style-name="ch2">
          <text:p>Evaluaciones</text:p>
        </chart:title>
        <chart:subtitle svg:x="5.698cm" svg:y="0.562cm" chart:style-name="ch3">
          <text:p>Pesos 5000</text:p>
        </chart:subtitle>
        <chart:legend chart:legend-position="end" svg:x="10.331cm" svg:y="2.955cm" style:legend-expansion="custom" chartooo:width="2.246cm" chartooo:height="1.218cm" style:legend-expansion-aspect-ratio="1.8440065681445" chart:style-name="ch4"/>
        <chart:plot-area chart:style-name="ch5" table:cell-range-address="datos.C242:datos.C301 datos.C1:datos.C1 datos.H242:datos.J301" chart:data-source-has-labels="row" svg:x="0.628cm" svg:y="0.801cm" svg:width="9.162cm" svg:height="4.877cm">
          <chartooo:coordinate-region svg:x="1.276cm" svg:y="0.934cm" svg:width="8.514cm" svg:height="4.229cm"/>
          <chart:axis chart:dimension="x" chart:name="primary-x" chart:style-name="ch6">
            <chart:title svg:x="4.278cm" svg:y="5.806cm" chart:style-name="ch7">
              <text:p>Aprendizajes C1</text:p>
            </chart:title>
          </chart:axis>
          <chart:axis chart:dimension="y" chart:name="primary-y" chart:style-name="ch8">
            <chart:title svg:x="0.001cm" svg:y="3.693cm" chart:style-name="ch9">
              <text:p>Epocas</text:p>
            </chart:title>
            <chart:grid chart:style-name="ch10" chart:class="major"/>
          </chart:axis>
          <chart:series chart:style-name="ch11" chart:values-cell-range-address="datos.H242:datos.H301" chart:label-cell-address="datos.C1:datos.C1" chart:class="chart:scatter">
            <chart:domain table:cell-range-address="datos.C242:datos.C301"/>
            <chart:data-point chart:repeated="60"/>
          </chart:series>
          <chart:series chart:style-name="ch12" chart:values-cell-range-address="datos.I242:datos.I301" loext:label-string="inferior" chart:class="chart:scatter">
            <chart:data-point chart:repeated="60"/>
          </chart:series>
          <chart:series chart:style-name="ch13" chart:values-cell-range-address="datos.J242:datos.J301" loext:label-string="superior" chart:class="chart:scatter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1</text:p>
                <draw:g>
                  <svg:desc>datos.C1:datos.C1</svg:desc>
                </draw:g>
              </table:table-cell>
              <table:table-cell office:value-type="string">
                <text:p>inferior</text:p>
              </table:table-cell>
              <table:table-cell office:value-type="string">
                <text:p>superi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.C242:datos.C301</svg:desc>
                </draw:g>
              </table:table-cell>
              <table:table-cell office:value-type="float" office:value="84">
                <text:p>84</text:p>
                <draw:g>
                  <svg:desc>datos.H242:datos.H301</svg:desc>
                </draw:g>
              </table:table-cell>
              <table:table-cell office:value-type="float" office:value="84">
                <text:p>84</text:p>
                <draw:g>
                  <svg:desc>datos.I242:datos.I301</svg:desc>
                </draw:g>
              </table:table-cell>
              <table:table-cell office:value-type="float" office:value="84">
                <text:p>84</text:p>
                <draw:g>
                  <svg:desc>datos.J242:datos.J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5">
                <text:p>17.5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5">
                <text:p>18.5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">
                <text:p>19.5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5">
                <text:p>21.5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5">
                <text:p>22.5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5">
                <text:p>23.5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">
                <text:p>24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5">
                <text:p>24.5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">
                <text:p>25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5">
                <text:p>25.5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">
                <text:p>26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.5">
                <text:p>26.5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.5">
                <text:p>27.5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.5">
                <text:p>28.5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.5">
                <text:p>29.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